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fo:hyphenation-ladder-count="no-limit"/>
      <style:text-properties fo:font-size="11pt" style:text-underline-style="none" fo:font-weight="normal" officeooo:rsid="0027c394" officeooo:paragraph-rsid="0027c394" style:font-size-asian="11pt" style:font-weight-asian="normal" style:font-name-complex="Times New Roman" style:font-size-complex="14pt" style:font-weight-complex="normal" fo:hyphenate="true" fo:hyphenation-remain-char-count="2" fo:hyphenation-push-char-count="2"/>
    </style:style>
    <style:style style:name="P2" style:family="paragraph" style:parent-style-name="Standard">
      <style:text-properties fo:font-size="14pt" fo:font-weight="bold" officeooo:rsid="0026743c" officeooo:paragraph-rsid="0026743c" style:font-size-asian="12.25pt" style:font-weight-asian="bold" style:font-name-complex="Times New Roman" style:font-size-complex="14pt" style:font-weight-complex="bold"/>
    </style:style>
    <style:style style:name="P3" style:family="paragraph" style:parent-style-name="Standard">
      <style:text-properties fo:font-size="14pt" style:text-underline-style="solid" style:text-underline-width="auto" style:text-underline-color="font-color" fo:font-weight="normal" officeooo:paragraph-rsid="0027c394" style:font-size-asian="14pt" style:font-weight-asian="normal" style:font-name-complex="Times New Roman" style:font-weight-complex="normal"/>
    </style:style>
    <style:style style:name="P4" style:family="paragraph" style:parent-style-name="Standard">
      <style:text-properties fo:font-size="14pt" style:text-underline-style="solid" style:text-underline-width="auto" style:text-underline-color="font-color" fo:font-weight="normal" officeooo:rsid="0026743c" officeooo:paragraph-rsid="0026743c" style:font-size-asian="12.25pt" style:font-weight-asian="normal" style:font-name-complex="Times New Roman" style:font-size-complex="14pt" style:font-weight-complex="normal"/>
    </style:style>
    <style:style style:name="P5"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normal" officeooo:rsid="0026743c" officeooo:paragraph-rsid="0026743c" style:font-size-asian="12.25pt" style:font-weight-asian="normal" style:font-name-complex="Times New Roman" style:font-size-complex="14pt"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normal" officeooo:rsid="00286817" officeooo:paragraph-rsid="00286817" style:font-size-asian="12.25pt" style:font-weight-asian="normal" style:font-name-complex="Times New Roman" style:font-size-complex="14pt" style:font-weight-complex="normal" fo:hyphenate="true" fo:hyphenation-remain-char-count="2" fo:hyphenation-push-char-count="2"/>
    </style:style>
    <style:style style:name="P7" style:family="paragraph" style:parent-style-name="Standard">
      <style:text-properties fo:font-size="14pt" style:text-underline-style="solid" style:text-underline-width="auto" style:text-underline-color="font-color" fo:font-weight="bold" officeooo:rsid="0026743c" officeooo:paragraph-rsid="0026743c" style:font-size-asian="12.25pt" style:font-weight-asian="bold" style:font-name-complex="Times New Roman" style:font-size-complex="14pt" style:font-weight-complex="bold"/>
    </style:style>
    <style:style style:name="P8"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bold" officeooo:rsid="0027c394" officeooo:paragraph-rsid="0027c394" style:font-size-asian="12.25pt" style:font-weight-asian="bold" style:font-name-complex="Times New Roman" style:font-size-complex="14pt" style:font-weight-complex="bold" fo:hyphenate="true" fo:hyphenation-remain-char-count="2" fo:hyphenation-push-char-count="2"/>
    </style:style>
    <style:style style:name="P9"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bold" officeooo:rsid="00286817" officeooo:paragraph-rsid="00286817" style:font-size-asian="12.25pt" style:font-weight-asian="bold" style:font-name-complex="Times New Roman" style:font-size-complex="14pt" style:font-weight-complex="bold" fo:hyphenate="true" fo:hyphenation-remain-char-count="2" fo:hyphenation-push-char-count="2"/>
    </style:style>
    <style:style style:name="P10"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bold" officeooo:paragraph-rsid="00286817" style:font-size-asian="12.25pt" style:font-weight-asian="bold" style:font-name-complex="Times New Roman" style:font-size-complex="14pt" style:font-weight-complex="bold" fo:hyphenate="true" fo:hyphenation-remain-char-count="2" fo:hyphenation-push-char-count="2"/>
    </style:style>
    <style:style style:name="P11" style:family="paragraph" style:parent-style-name="Standard">
      <style:text-properties fo:font-size="14pt" fo:font-weight="normal" officeooo:rsid="0026743c" officeooo:paragraph-rsid="0026743c" style:font-size-asian="12.25pt" style:font-weight-asian="normal" style:font-name-complex="Times New Roman" style:font-size-complex="14pt" style:font-weight-complex="normal"/>
    </style:style>
    <style:style style:name="P12" style:family="paragraph" style:parent-style-name="Standard">
      <style:paragraph-properties fo:text-align="justify" style:justify-single-word="false" fo:hyphenation-ladder-count="no-limit"/>
      <style:text-properties fo:font-size="14pt" style:text-underline-style="none" fo:font-weight="normal" officeooo:rsid="0027c394" officeooo:paragraph-rsid="0027c394" style:font-size-asian="12.25pt" style:font-weight-asian="normal" style:font-name-complex="Times New Roman" style:font-size-complex="14pt"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fo:font-size="12pt" officeooo:paragraph-rsid="0026743c" style:font-size-asian="12pt" style:font-name-complex="Times New Roman" style:font-size-complex="12pt"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fo:font-size="12pt" officeooo:paragraph-rsid="0027c394" style:font-size-asian="12pt" style:font-name-complex="Times New Roman" style:font-size-complex="12pt" fo:hyphenate="true" fo:hyphenation-remain-char-count="2" fo:hyphenation-push-char-count="2"/>
    </style:style>
    <style:style style:name="P15" style:family="paragraph" style:parent-style-name="Standard">
      <style:paragraph-properties fo:text-align="justify" style:justify-single-word="false" fo:hyphenation-ladder-count="no-limit"/>
      <style:text-properties fo:font-size="12pt" fo:font-weight="normal" officeooo:rsid="0026743c" officeooo:paragraph-rsid="0026743c" style:font-size-asian="12pt" style:font-weight-asian="normal" style:font-name-complex="Times New Roman" style:font-size-complex="12pt"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fo:font-size="12pt" style:text-underline-style="none" fo:font-weight="normal" officeooo:rsid="0026743c" officeooo:paragraph-rsid="0026743c" style:font-size-asian="10.5pt" style:font-weight-asian="normal" style:font-name-complex="Times New Roman" style:font-size-complex="12pt"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ext-properties fo:font-size="12pt" style:text-underline-style="none" fo:font-weight="normal" officeooo:rsid="00286817" officeooo:paragraph-rsid="00286817" style:font-size-asian="10.5pt" style:font-weight-asian="normal" style:font-name-complex="Times New Roman" style:font-size-complex="12pt"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ext-properties fo:font-size="12pt" style:text-underline-style="none" fo:font-weight="normal" officeooo:rsid="00286817" officeooo:paragraph-rsid="00286817" style:font-size-asian="12pt" style:font-weight-asian="normal" style:font-name-complex="Times New Roman" style:font-size-complex="12pt" style:font-weight-complex="normal" fo:hyphenate="true" fo:hyphenation-remain-char-count="2" fo:hyphenation-push-char-count="2"/>
    </style:style>
    <style:style style:name="P19" style:family="paragraph" style:parent-style-name="Standard">
      <style:text-properties fo:font-weight="bold" officeooo:paragraph-rsid="0027c394" style:font-weight-asian="bold" style:font-name-complex="Times New Roman" style:font-weight-complex="bold"/>
    </style:style>
    <style:style style:name="P20"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normal" officeooo:rsid="002ab744" officeooo:paragraph-rsid="00286817" style:font-size-asian="12.25pt" style:font-weight-asian="normal" style:font-name-complex="Times New Roman" style:font-size-complex="14pt" style:font-weight-complex="normal" fo:hyphenate="true" fo:hyphenation-remain-char-count="2" fo:hyphenation-push-char-count="2"/>
    </style:style>
    <style:style style:name="P21" style:family="paragraph" style:parent-style-name="Standard">
      <style:text-properties fo:font-size="14pt" style:text-underline-style="solid" style:text-underline-width="auto" style:text-underline-color="font-color" fo:font-weight="normal" officeooo:paragraph-rsid="0027c394" style:font-size-asian="14pt" style:font-weight-asian="normal" style:font-name-complex="Times New Roman" style:font-size-complex="14pt" style:font-weight-complex="normal"/>
    </style:style>
    <style:style style:name="P22"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bold" officeooo:rsid="00286817" officeooo:paragraph-rsid="002be51b" style:font-size-asian="12.25pt" style:font-weight-asian="bold" style:font-name-complex="Times New Roman" style:font-size-complex="14pt" style:font-weight-complex="bold" fo:hyphenate="true" fo:hyphenation-remain-char-count="2" fo:hyphenation-push-char-count="2"/>
    </style:style>
    <style:style style:name="P23"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bold" officeooo:rsid="00286817" officeooo:paragraph-rsid="002bed51" style:font-size-asian="12.25pt" style:font-weight-asian="bold" style:font-name-complex="Times New Roman" style:font-size-complex="14pt" style:font-weight-complex="bold" fo:hyphenate="true" fo:hyphenation-remain-char-count="2" fo:hyphenation-push-char-count="2"/>
    </style:style>
    <style:style style:name="P24"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fo:font-weight="bold" officeooo:rsid="00286817" officeooo:paragraph-rsid="002cf4cc" style:font-size-asian="12.25pt" style:font-weight-asian="bold" style:font-name-complex="Times New Roman" style:font-size-complex="14pt" style:font-weight-complex="bold" fo:hyphenate="true" fo:hyphenation-remain-char-count="2" fo:hyphenation-push-char-count="2"/>
    </style:style>
    <style:style style:name="P25" style:family="paragraph" style:parent-style-name="Standard">
      <style:paragraph-properties fo:text-align="justify" style:justify-single-word="false" fo:hyphenation-ladder-count="no-limit"/>
      <style:text-properties fo:font-size="12pt" style:text-underline-style="none" fo:font-weight="normal" officeooo:rsid="002ab744" officeooo:paragraph-rsid="002b55ef" style:font-size-asian="10.5pt" style:font-weight-asian="normal" style:font-name-complex="Times New Roman" style:font-size-complex="12pt"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ext-properties fo:font-size="12pt" style:text-underline-style="none" fo:font-weight="normal" officeooo:rsid="00286817" officeooo:paragraph-rsid="00286817" style:font-size-asian="12pt" style:font-weight-asian="normal" style:font-name-complex="Times New Roman" style:font-size-complex="12pt"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fo:font-size="12pt" style:text-underline-style="none" fo:font-weight="normal" officeooo:rsid="0027c394" officeooo:paragraph-rsid="0027c394" style:font-size-asian="12pt" style:font-weight-asian="normal" style:font-name-complex="Times New Roman" style:font-size-complex="12pt"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ext-properties fo:font-size="12pt" style:text-underline-style="none" fo:font-weight="bold" officeooo:rsid="00286817" officeooo:paragraph-rsid="002be51b" style:font-size-asian="10.5pt" style:font-weight-asian="bold" style:font-name-complex="Times New Roman" style:font-size-complex="12pt" style:font-weight-complex="bold" fo:hyphenate="true" fo:hyphenation-remain-char-count="2" fo:hyphenation-push-char-count="2"/>
    </style:style>
    <style:style style:name="P29" style:family="paragraph" style:parent-style-name="Standard">
      <style:paragraph-properties fo:text-align="justify" style:justify-single-word="false" fo:hyphenation-ladder-count="no-limit"/>
      <style:text-properties fo:font-size="12pt" style:text-underline-style="none" fo:font-weight="bold" officeooo:rsid="00286817" officeooo:paragraph-rsid="002bed51" style:font-size-asian="10.5pt" style:font-weight-asian="bold" style:font-name-complex="Times New Roman" style:font-size-complex="12pt" style:font-weight-complex="bold" fo:hyphenate="true" fo:hyphenation-remain-char-count="2" fo:hyphenation-push-char-count="2"/>
    </style:style>
    <style:style style:name="P30" style:family="paragraph" style:parent-style-name="Standard">
      <style:paragraph-properties fo:text-align="justify" style:justify-single-word="false" fo:hyphenation-ladder-count="no-limit"/>
      <style:text-properties fo:font-size="12pt" style:text-underline-style="none" fo:font-weight="bold" officeooo:rsid="00286817" officeooo:paragraph-rsid="002cf4cc" style:font-size-asian="10.5pt" style:font-weight-asian="bold" style:font-name-complex="Times New Roman" style:font-size-complex="12pt" style:font-weight-complex="bold" fo:hyphenate="true" fo:hyphenation-remain-char-count="2" fo:hyphenation-push-char-count="2"/>
    </style:style>
    <style:style style:name="P31" style:family="paragraph" style:parent-style-name="Standard">
      <style:text-properties fo:font-size="12pt" fo:font-weight="bold" officeooo:paragraph-rsid="0027c394" style:font-size-asian="12pt" style:font-weight-asian="bold" style:font-name-complex="Times New Roman" style:font-size-complex="12pt" style:font-weight-complex="bold"/>
    </style:style>
    <style:style style:name="P32" style:family="paragraph" style:parent-style-name="Standard">
      <style:paragraph-properties fo:text-align="justify" style:justify-single-word="false" fo:hyphenation-ladder-count="no-limit"/>
      <style:text-properties fo:font-size="12pt" officeooo:paragraph-rsid="0027c394" style:font-size-asian="12pt" style:font-name-complex="Times New Roman" style:font-size-complex="12pt" fo:hyphenate="true" fo:hyphenation-remain-char-count="2" fo:hyphenation-push-char-count="2"/>
    </style:style>
    <style:style style:name="T1" style:family="text">
      <style:text-properties officeooo:rsid="0026743c"/>
    </style:style>
    <style:style style:name="T2" style:family="text">
      <style:text-properties fo:font-weight="normal" officeooo:rsid="002ab744" style:font-weight-asian="normal" style:font-weight-complex="normal"/>
    </style:style>
    <style:style style:name="T3" style:family="text">
      <style:text-properties fo:font-weight="normal" officeooo:rsid="00286817" style:font-weight-asian="normal" style:font-weight-complex="normal"/>
    </style:style>
    <style:style style:name="T4" style:family="text">
      <style:text-properties fo:font-weight="normal" officeooo:rsid="002be51b" style:font-weight-asian="normal" style:font-weight-complex="normal"/>
    </style:style>
    <style:style style:name="T5" style:family="text">
      <style:text-properties fo:font-weight="normal" officeooo:rsid="002bed51" style:font-weight-asian="normal" style:font-weight-complex="normal"/>
    </style:style>
    <style:style style:name="T6" style:family="text">
      <style:text-properties fo:font-weight="normal" officeooo:rsid="002cf4cc" style:font-weight-asian="normal" style:font-weight-complex="normal"/>
    </style:style>
    <style:style style:name="T7" style:family="text">
      <style:text-properties fo:font-weight="normal" officeooo:rsid="002db791" style:font-weight-asian="normal" style:font-weight-complex="normal"/>
    </style:style>
    <style:style style:name="T8" style:family="text">
      <style:text-properties officeooo:rsid="002b55ef"/>
    </style:style>
    <style:style style:name="T9" style:family="text">
      <style:text-properties officeooo:rsid="002be51b"/>
    </style:style>
    <style:style style:name="T10" style:family="text">
      <style:text-properties fo:font-size="12pt" style:text-underline-style="none" fo:font-weight="normal" officeooo:rsid="002be51b"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Einführung</text:p>
      <text:p text:style-name="P2"/>
      <text:p text:style-name="P4">1.1 Wozu Softwaretests?</text:p>
      <text:p text:style-name="P11"/>
      <text:p text:style-name="P13">Um gute und funktionstüchtige Software in einem Projekt zu realisieren ist es ab einem bestimmten maß an Komplexität unausweichlich die einzelnen Komponenten und das Softwaresystem an sich systematisch zu testen. <text:span text:style-name="T1">Dabei ist es wichtig auf einen Automatisierten Testablauf zu achten um zum einem die Tests zu optimieren und Fehler in frühen Stadien zu erkennen und zu beheben.</text:span></text:p>
      <text:p text:style-name="P15">Zur Verwaltung der Tests empfiehlt es sich auf etablierte Test Frameworks wie etwa PHPUnit oder JS-Test zurückzugreifen da diese einen automatisierten Testablauf gewährleisten.</text:p>
      <text:p text:style-name="P15"/>
      <text:p text:style-name="P5"/>
      <text:p text:style-name="P5">1.2 Automatisierung</text:p>
      <text:p text:style-name="P5"/>
      <text:p text:style-name="P16">Um die Tests zu optimieren, bietet es sich an, sie zu automatisieren d.h. das einmal definierte Tests beliebig oft, im Idealfall auch nach Änderungen im Programm, wiederholt werden können. Damit können große Bereiche leichter getestet werden. Etablierte Frameworks helfen dabei automatisierte Testroutinen zu erstellen und zu überblicken.</text:p>
      <text:p text:style-name="P16"/>
      <text:p text:style-name="P16"/>
      <text:p text:style-name="P8">2 Der Testprozess</text:p>
      <text:p text:style-name="P12"/>
      <text:p text:style-name="P3">2.1 Komponententests</text:p>
      <text:p text:style-name="P19"/>
      <text:p text:style-name="P14">Komponenten wie etwa Klassen und Methoden werden bei diesen Tests auf ihre Korrektheit und Funktionalität getestet. Dabei werden Testreihen und Beispiele für die einzelnen Klassen und Methoden entwickelt. Dies sollte in der Regel vom Programmierer selbst aus geschehen. Bei jedem Durchlauf eines Tests wird das Ergebnis für evtl. Fehler und Funktionsdefizite sorgfältig dokumentiert. Die Fehlerquelle sollte dann gefunden und wenn möglich behoben werden. Nach erfolgreichen Komponententests ist der Testprozess weiterzuführen. </text:p>
      <text:p text:style-name="P14"/>
      <text:p text:style-name="P19"/>
      <text:p text:style-name="P21">2.2 Integrationstests</text:p>
      <text:p text:style-name="P31"/>
      <text:p text:style-name="P14">In diesem Testabschnitt werden die einzelnen Komponenten auf Zusammenarbeit getestet. Getestet wird nach jeder Woche welche fertiggestellten Module bereits mit anderen zusammenarbeiten können und ob dabei Fehler auftreten bzw. diese kompatibel sind. Werden bei Integrationstests Fehler lokalisiert werden die einzelnen Module angepasst.</text:p>
      <text:p text:style-name="P14"/>
      <text:p text:style-name="P31"/>
      <text:p text:style-name="P21">2.3 Systemtests</text:p>
      <text:p text:style-name="P31"/>
      <text:p text:style-name="P27">Sind Komponenten- und Integrationstests erfolgreich abgeschlossen, so wird eine Vorabversion aus den bestehenden Modulen zusammengestellt. Mit dieser Vorabversion wird aus Nutzersicht geprüft ob die Anforderungen aus dem Lastenheft erfüllt werden. Werden dabei fehlende Funktionalitäten festgestellt sind diese hinzuzufügen. Werden Module dabei verändert, müssen Komponenten- und Integrationstests erneut durchgeführt werden.</text:p>
      <text:p text:style-name="P1"/>
      <text:p text:style-name="P1"/>
      <text:p text:style-name="P1"/>
      <text:p text:style-name="P1"/>
      <text:p text:style-name="P9"><text:soft-page-break/>3 Frameworks</text:p>
      <text:p text:style-name="P9"/>
      <text:p text:style-name="P6">3.1 phpUnit</text:p>
      <text:p text:style-name="P6"/>
      <text:p text:style-name="P17">phpUnit ist ein Testframework für php-Skripte und besonders geeignet für einzelne Units und Methoden. Damit also explizit geeignet für Komponententests. </text:p>
      <text:p text:style-name="P17"/>
      <text:p text:style-name="P17">Funktionsweise:</text:p>
      <text:p text:style-name="P17"/>
      <text:p text:style-name="P18"><text:tab/>1. Die Tests für eine Klasse ”Class” befinden sich in einer Klasse ”ClassTest” </text:p>
      <text:p text:style-name="P18"><text:tab/>2. Die Tests sind ”public” Methoden, mit dem Namen test* </text:p>
      <text:p text:style-name="P18"><text:tab/>3. ClassTest erbt von PHPUnit_Framework_TestCase </text:p>
      <text:p text:style-name="P18"><text:tab/>4. In den Testmethoden werden assertion-Methoden wie ”assertEquals()” verwendet, um zu <text:tab/>über- </text:p>
      <text:p text:style-name="P18"><text:tab/>prüfen, dass ein tatsächlicher Wert dem erwarteten Wert entspricht. </text:p>
      <text:p text:style-name="P18"/>
      <text:p text:style-name="P18"/>
      <text:p text:style-name="P18">Beispiel zum Testen von Array-Operationen: </text:p>
      <text:p text:style-name="P18"/>
      <text:p text:style-name="P18">&lt;?php </text:p>
      <text:p text:style-name="P18"><text:tab/>class StackTest extends PHPUnit_Framework_TestCase </text:p>
      <text:p text:style-name="P18"><text:tab/>{ </text:p>
      <text:p text:style-name="P18"><text:tab/><text:tab/>public function testPushAndPop() </text:p>
      <text:p text:style-name="P18"><text:tab/><text:tab/>{ </text:p>
      <text:p text:style-name="P18"><text:tab/><text:tab/><text:tab/>$stack = array(); </text:p>
      <text:p text:style-name="P18"><text:tab/><text:tab/><text:tab/>$this-&gt;assertEquals(0, count($stack)); </text:p>
      <text:p text:style-name="P18"/>
      <text:p text:style-name="P18"><text:tab/><text:tab/><text:tab/>array_push($stack, ’foo’); </text:p>
      <text:p text:style-name="P18"><text:tab/><text:tab/><text:tab/>$this-&gt;assertEquals(’foo’, $stack[count($stack)-1]); </text:p>
      <text:p text:style-name="P18"><text:tab/><text:tab/><text:tab/>$this-&gt;assertEquals(1, count($stack)); </text:p>
      <text:p text:style-name="P18"/>
      <text:p text:style-name="P18"><text:tab/><text:tab/><text:tab/>$this-&gt;assertEquals(’foo’, array_pop($stack)); </text:p>
      <text:p text:style-name="P18"><text:tab/><text:tab/><text:tab/>$this-&gt;assertEquals(0, count($stack)); </text:p>
      <text:p text:style-name="P18"><text:tab/><text:tab/>} </text:p>
      <text:p text:style-name="P18"><text:tab/>} </text:p>
      <text:p text:style-name="P18">?&gt; </text:p>
      <text:p text:style-name="P18"/>
      <text:p text:style-name="P18">Da wir in unserem Projekt das Zend-Framework verwenden welches phpUnit beinhaltet werden wir für automatisierte Tests zum Großteil phpUnit verwenden.</text:p>
      <text:p text:style-name="P18"/>
      <text:p text:style-name="P18"><text:a xlink:type="simple" xlink:href="https://github.com/sebastianbergmann/phpunit/">https://github.com/sebastianbergmann/phpunit/</text:a></text:p>
      <text:p text:style-name="P18"/>
      <text:p text:style-name="P18"/>
      <text:p text:style-name="P10"><text:span text:style-name="T3">3.2 J</text:span><text:span text:style-name="T2">SUnit</text:span></text:p>
      <text:p text:style-name="P20"/>
      <text:p text:style-name="P25"><text:span text:style-name="T8">JSUnit ist ein freies Testframework für java-Skript welches nach dem bekannten Testframework Junit konstruiert wurde. Es stellt vor allem Tests auf verschiedenen Umgebungen zurverfügung so z.b. <text:s/></text:span></text:p>
      <text:p text:style-name="P25"><text:span text:style-name="T8">können wir java-skript in verschiedenen Browsern testen oder gar auf verschiedenen Betriebssystemen. </text:span></text:p>
      <text:p text:style-name="P25"><text:span text:style-name="T8"/></text:p>
      <text:p text:style-name="P25"><text:a xlink:type="simple" xlink:href="https://github.com/pivotal/jsunit"><text:span text:style-name="T8">https://github.com/pivotal/jsunit</text:span></text:a></text:p>
      <text:p text:style-name="P22"><text:soft-page-break/><text:span text:style-name="T9">4. Was ist zu Testen?</text:span></text:p>
      <text:p text:style-name="P22"><text:span text:style-name="T10"/></text:p>
      <text:p text:style-name="P22"><text:span text:style-name="T4">4.1 Plugins</text:span></text:p>
      <text:p text:style-name="P22"><text:span text:style-name="T4"/></text:p>
      <text:p text:style-name="P28"><text:span text:style-name="T4">Unter Plugins versteht man, im falle von OntoWiki, kleine aus PHP Dateien aufgebaute Programmteile welche auf „Eventhandling“ ausgelegt sind. Plugins werden wir gebrauchen um nötige Schnittstellen zu erzeugen. </text:span></text:p>
      <text:p text:style-name="P28"><text:span text:style-name="T4"/></text:p>
      <text:p text:style-name="P28"><text:span text:style-name="T4">Plugins bestehen wie schon erwähnt aus PHP Dateien die an entsprechender stelle in der OntoWiki MVC Dateistruktur eingefügt werden müssen. Plugins werden wir damit Großteils mit PHPUnit testen. Plugin Tests im </text:span><text:span text:style-name="T5">eigentlichem Sinn Komponententests werden vom Programmierer selbst erstellt und Dokumentiert. Erst nach erfolgreichem Komponententests werden sie unserem OntoWiki-Repository hinzugefügt und auf Integrationsfähigkeit getestet.</text:span></text:p>
      <text:p text:style-name="P28"><text:span text:style-name="T4"/></text:p>
      <text:p text:style-name="P28"><text:span text:style-name="T4"/></text:p>
      <text:p text:style-name="P28"><text:span text:style-name="T4"/></text:p>
      <text:p text:style-name="P23"><text:span text:style-name="T5">4.2 Extensions</text:span></text:p>
      <text:p text:style-name="P23"><text:span text:style-name="T5"/></text:p>
      <text:p text:style-name="P29"><text:span text:style-name="T5">Unter Extensions versteht man eine übergeordnete Klasse von Plugins welche auf Funktionsaufrufe und Steuerbarkeit ausgelegt sind. Extensions werden wir benötigen um OntoWiki nach den Kunden wünschen zu Konfigurieren (Einfache GUI, Abfragen und Eintragemöglichkeit in die Datenbank erleichtern).</text:span></text:p>
      <text:p text:style-name="P29"><text:span text:style-name="T5"/></text:p>
      <text:p text:style-name="P29"><text:span text:style-name="T5">Ähnlich der Plugins sind Extensions zum Großteil aus PHP Dateien aufgebaut und werden damit auch mit PHPUnit getestet. Extensions werden ebenfalls erst nach erfolgreichem Komponententest in das OntoWiki-Repository eingefügt </text:span><text:span text:style-name="T6">und auf Integrationsfähigkeit getestet.</text:span></text:p>
      <text:p text:style-name="P29"><text:span text:style-name="T6"/></text:p>
      <text:p text:style-name="P29"><text:span text:style-name="T6"/></text:p>
      <text:p text:style-name="P24"><text:span text:style-name="T6">4.3 XML </text:span><text:span text:style-name="T7">Validator</text:span></text:p>
      <text:p text:style-name="P24"><text:span text:style-name="T6"/></text:p>
      <text:p text:style-name="P30"><text:span text:style-name="T6">Da wir in unserem Projekt mit extrem vielen Daten innerhalb einer .html Datei konfrontiert sind werden wir die Daten dieser .html Datei automatisch generieren lassen. D.h. Wir werden in einer bekannten Programmiersprache einen Skript erstellen um die Daten der .html Datei in XML Form zu bringen. Da die .html Datei teils per Hand geschrieben wurde erwarten wir keine konsistenten Daten. Um diese Konsistenz Fehler schneller zu bearbeiten werden wir XML Validator verwenden um evtl. Syntaxfehler in der XML zu behe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Gomez</meta:initial-creator>
    <meta:creation-date>2013-04-03T14:33:57</meta:creation-date>
    <dc:date>2013-04-10T11:12:08</dc:date>
    <meta:editing-duration>PT1H16M12S</meta:editing-duration>
    <meta:editing-cycles>14</meta:editing-cycles>
    <meta:generator>LibreOffice/3.6$Linux_x86 LibreOffice_project/360m1$Build-2</meta:generator>
    <meta:document-statistic meta:table-count="0" meta:image-count="0" meta:object-count="0" meta:page-count="3" meta:paragraph-count="53" meta:word-count="717" meta:character-count="5598" meta:non-whitespace-character-count="4871"/>
  </office:meta>
</office:document-meta>
</file>